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74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Abraham Eraly</text:p>
          </table:table-cell>
          <table:table-cell office:value-type="string" calcext:value-type="string">
            <text:p>About Tamil and Indian King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ebert Cam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abi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lotte Hol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 Gueva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ac McCart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istentialis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baliz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uki Murakami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rman Melvil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lluminat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saac Bashevis Singer</text:p>
          </table:table-cell>
          <table:table-cell office:value-type="string" calcext:value-type="string">
            <text:p>S. Ramakrishnan’s re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ames Joy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an-Paul Sartre</text:p>
          </table:table-cell>
          <table:table-cell office:value-type="string" calcext:value-type="string">
            <text:p>Reference in ‘Existentialism and Fancy Banyan’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iddu Krishnamurt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tin Americ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wrence Sand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string" calcext:value-type="string">
            <text:p>Sadism writing (Charu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a Rober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han Pamuk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aymond Chandler</text:p>
          </table:table-cell>
          <table:table-cell office:value-type="string" calcext:value-type="string">
            <text:p>Pulp fiction gen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lig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ight and left wing politic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phen K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ter Tev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dunit gen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Faulkn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Shakespeare</text:p>
          </table:table-cell>
          <table:table-cell table:number-columns-repeated="63"/>
        </table:table-row>
        <table:table-row table:style-name="ro1" table:number-rows-repeated="6">
          <table:table-cell table:style-name="Default"/>
          <table:table-cell table:number-columns-repeated="63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6:21:24.978755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20T16:22:24.911832527</dc:date>
    <meta:editing-duration>PT7M25S</meta:editing-duration>
    <meta:editing-cycles>7</meta:editing-cycles>
    <meta:document-statistic meta:table-count="1" meta:cell-count="37" meta:object-count="0"/>
  </office:meta>
</office:document-meta>
</file>